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MirrorControl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MirrorControlGui.createPor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MirrorControlGui.getMenu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irrorControlGui.createContr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tpMirrorControlGui.modifyTestElement( TestElement 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MirrorControlGui.actionPerformed( ActionEvent a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MirrorControl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irrorControlGui.configure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MirrorControl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MirrorControlGui.HttpMirrorControl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MirrorControl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